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settings.xml" manifest:media-type="text/xml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meta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Configurations2/" manifest:media-type="application/vnd.sun.xml.ui.configuration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manifest.rdf" manifest:media-type="application/rdf+xml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Text_20_body">
      <style:text-properties officeooo:paragraph-rsid="00178815"/>
    </style:style>
    <style:style style:name="P2" style:family="paragraph" style:parent-style-name="Text_20_body">
      <style:text-properties officeooo:rsid="001a150b" officeooo:paragraph-rsid="001a150b"/>
    </style:style>
    <style:style style:name="P3" style:family="paragraph" style:parent-style-name="Heading_20_1">
      <style:text-properties officeooo:rsid="00178815" officeooo:paragraph-rsid="00178815"/>
    </style:style>
    <style:style style:name="P4" style:family="paragraph" style:parent-style-name="Heading_20_2">
      <style:text-properties officeooo:rsid="001947f8" officeooo:paragraph-rsid="001947f8"/>
    </style:style>
    <style:style style:name="T1" style:family="text">
      <style:text-properties officeooo:rsid="001947f8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Formula">
      <style:graphic-properties style:vertical-pos="from-top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Radizieren mit dem Newton-Verfahren</text:p>
      <text:h text:style-name="Heading_20_1" text:outline-level="1"><text:span text:style-name="T1">Potenz</text:span>funktion</text:h>
      <text:p text:style-name="P1"><draw:frame draw:style-name="fr1" draw:name="Objekt1" text:anchor-type="as-char" svg:y="-0.437cm" svg:width="1.849cm" svg:height="0.557cm" draw:z-index="0"><draw:object xlink:href="./Object 1" xlink:type="simple" xlink:show="embed" xlink:actuate="onLoad"/><draw:image xlink:href="./ObjectReplacements/Object 1" xlink:type="simple" xlink:show="embed" xlink:actuate="onLoad"/></draw:frame></text:p>
      <text:h text:style-name="Heading_20_1" text:outline-level="1">Ableitung der Wurzelfunktion</text:h>
      <text:p text:style-name="Text_20_body"><draw:frame draw:style-name="fr1" draw:name="Objekt2" text:anchor-type="as-char" svg:y="-0.437cm" svg:width="2.452cm" svg:height="0.557cm" draw:z-index="1"><draw:object xlink:href="./Object 2" xlink:type="simple" xlink:show="embed" xlink:actuate="onLoad"/><draw:image xlink:href="./ObjectReplacements/Object 2" xlink:type="simple" xlink:show="embed" xlink:actuate="onLoad"/></draw:frame></text:p>
      <text:h text:style-name="Heading_20_1" text:outline-level="1">Substitution für die Programmierung</text:h>
      <text:p text:style-name="Text_20_body"><draw:frame draw:style-name="fr1" draw:name="Objekt3" text:anchor-type="as-char" svg:y="-0.437cm" svg:width="3.323cm" svg:height="0.557cm" draw:z-index="2"><draw:object xlink:href="./Object 3" xlink:type="simple" xlink:show="embed" xlink:actuate="onLoad"/><draw:image xlink:href="./ObjectReplacements/Object 3" xlink:type="simple" xlink:show="embed" xlink:actuate="onLoad"/></draw:frame></text:p>
      <text:h text:style-name="P3" text:outline-level="1">Formeln für die Programmierung</text:h>
      <text:h text:style-name="P4" text:outline-level="2">Potenzfunktion</text:h>
      <text:p text:style-name="P1"><draw:frame draw:style-name="fr1" draw:name="Objekt4" text:anchor-type="as-char" svg:y="-0.386cm" svg:width="3.187cm" svg:height="0.508cm" draw:z-index="3"><draw:object xlink:href="./Object 4" xlink:type="simple" xlink:show="embed" xlink:actuate="onLoad"/><draw:image xlink:href="./ObjectReplacements/Object 4" xlink:type="simple" xlink:show="embed" xlink:actuate="onLoad"/></draw:frame></text:p>
      <text:h text:style-name="Heading_20_2" text:outline-level="2">Ableitung der <text:span text:style-name="T1">Potenzfunktion</text:span></text:h>
      <text:p text:style-name="Text_20_body"><draw:frame draw:style-name="fr1" draw:name="Objekt5" text:anchor-type="as-char" svg:y="-0.443cm" svg:width="6.343cm" svg:height="0.564cm" draw:z-index="4"><draw:object xlink:href="./Object 5" xlink:type="simple" xlink:show="embed" xlink:actuate="onLoad"/><draw:image xlink:href="./ObjectReplacements/Object 5" xlink:type="simple" xlink:show="embed" xlink:actuate="onLoad"/></draw:frame></text:p>
      <text:h text:style-name="Heading_20_2" text:outline-level="2">Zu lösende Gleichung</text:h>
      <text:p text:style-name="P2"><draw:frame draw:style-name="fr2" draw:name="Objekt6" text:anchor-type="as-char" svg:y="-0.377cm" svg:width="0.432cm" svg:height="0.467cm" draw:z-index="5"><draw:object xlink:href="./Object 6" xlink:type="simple" xlink:show="embed" xlink:actuate="onLoad"/><draw:image xlink:href="./ObjectReplacements/Object 6" xlink:type="simple" xlink:show="embed" xlink:actuate="onLoad"/></draw:frame><text:s/>ist die Wurzel aus <draw:frame draw:style-name="fr2" draw:name="Objekt7" text:anchor-type="as-char" svg:y="-0.386cm" svg:width="1.603cm" svg:height="0.508cm" draw:z-index="6"><draw:object xlink:href="./Object 7" xlink:type="simple" xlink:show="embed" xlink:actuate="onLoad"/><draw:image xlink:href="./ObjectReplacements/Object 7" xlink:type="simple" xlink:show="embed" xlink:actuate="onLoad"/></draw:frame>. Folglich ist <draw:frame draw:style-name="fr2" draw:name="Objekt8" text:anchor-type="as-char" svg:y="-0.377cm" svg:width="0.432cm" svg:height="0.467cm" draw:z-index="7"><draw:object xlink:href="./Object 8" xlink:type="simple" xlink:show="embed" xlink:actuate="onLoad"/><draw:image xlink:href="./ObjectReplacements/Object 8" xlink:type="simple" xlink:show="embed" xlink:actuate="onLoad"/><svg:desc>Formel</svg:desc></draw:frame><text:s/>die Lösung für einen gegebenen Wert <draw:frame draw:style-name="fr2" draw:name="Objekt9" text:anchor-type="as-char" svg:y="-0.377cm" svg:width="0.466cm" svg:height="0.467cm" draw:z-index="8"><draw:object xlink:href="./Object 9" xlink:type="simple" xlink:show="embed" xlink:actuate="onLoad"/><draw:image xlink:href="./ObjectReplacements/Object 9" xlink:type="simple" xlink:show="embed" xlink:actuate="onLoad"/></draw:frame>. Mit dem Newton-Verfahren berechnet man die Nullstelle einer Funktion, also eine Gleichung der Form <draw:frame draw:style-name="fr2" draw:name="Objekt10" text:anchor-type="as-char" svg:y="-0.386cm" svg:width="2.168cm" svg:height="0.508cm" draw:z-index="9"><draw:object xlink:href="./Object 10" xlink:type="simple" xlink:show="embed" xlink:actuate="onLoad"/><draw:image xlink:href="./ObjectReplacements/Object 10" xlink:type="simple" xlink:show="embed" xlink:actuate="onLoad"/></draw:frame>. Im Programm verwenden wir dazu die rechte Seite dieser Gleichung und ihre Ableitung:</text:p>
      <text:p text:style-name="P2"><draw:frame draw:style-name="fr2" draw:name="Objekt11" text:anchor-type="as-char" svg:y="-0.386cm" svg:width="2.753cm" svg:height="0.508cm" draw:z-index="10"><draw:object xlink:href="./Object 11" xlink:type="simple" xlink:show="embed" xlink:actuate="onLoad"/><draw:image xlink:href="./ObjectReplacements/Object 11" xlink:type="simple" xlink:show="embed" xlink:actuate="onLoad"/></draw:frame></text:p>
      <text:p text:style-name="P2"><draw:frame draw:style-name="fr2" draw:name="Objekt12" text:anchor-type="as-char" svg:y="-0.386cm" svg:width="2.468cm" svg:height="0.508cm" draw:z-index="11"><draw:object xlink:href="./Object 12" xlink:type="simple" xlink:show="embed" xlink:actuate="onLoad"/><draw:image xlink:href="./ObjectReplacements/Object 12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0T11:21:40.843151008</meta:creation-date>
    <dc:date>2020-01-10T12:59:56.425343825</dc:date>
    <meta:editing-duration>PT20M41S</meta:editing-duration>
    <meta:editing-cycles>3</meta:editing-cycles>
    <meta:generator>LibreOffice/6.1.5.2$Linux_X86_64 LibreOffice_project/10$Build-2</meta:generator>
    <meta:document-statistic meta:table-count="0" meta:image-count="0" meta:object-count="12" meta:page-count="1" meta:paragraph-count="16" meta:word-count="65" meta:character-count="463" meta:non-whitespace-character-count="405"/>
  </office:meta>
</office:document-meta>
</file>

<file path=Object 1/content.xml><?xml version="1.0" encoding="utf-8"?>
<math xmlns="http://www.w3.org/1998/Math/MathML" display="block">
  <semantics>
    <mrow>
      <mi>f</mi>
      <mrow>
        <mo fence="true" stretchy="false">(</mo>
        <mrow>
          <mi>x</mi>
        </mrow>
        <mo fence="true" stretchy="false">)</mo>
      </mrow>
      <mrow>
        <mi mathvariant="normal">:</mi>
        <mo stretchy="false">=</mo>
        <msup>
          <mi>x</mi>
          <mi>n</mi>
        </msup>
      </mrow>
    </mrow>
    <annotation encoding="StarMath 5.0">f( x ) := x ^ n</annotation>
  </semantics>
</math>
</file>

<file path=Object 10/content.xml><?xml version="1.0" encoding="utf-8"?>
<math xmlns="http://www.w3.org/1998/Math/MathML" display="block">
  <semantics>
    <mrow>
      <mrow>
        <mn>0</mn>
        <mo stretchy="false">=</mo>
        <mi>f</mi>
      </mrow>
      <mrow>
        <mrow>
          <mo fence="true" stretchy="false">(</mo>
          <mrow>
            <mi>x</mi>
          </mrow>
          <mo fence="true" stretchy="false">)</mo>
        </mrow>
        <mo stretchy="false">−</mo>
        <mi>y</mi>
      </mrow>
    </mrow>
    <annotation encoding="StarMath 5.0">0 = f( x) - y</annotation>
  </semantics>
</math>
</file>

<file path=Object 11/content.xml><?xml version="1.0" encoding="utf-8"?>
<math xmlns="http://www.w3.org/1998/Math/MathML" display="block">
  <semantics>
    <mrow>
      <mi>g</mi>
      <mrow>
        <mrow>
          <mo fence="true" stretchy="false">(</mo>
          <mrow>
            <mi>x</mi>
          </mrow>
          <mo fence="true" stretchy="false">)</mo>
        </mrow>
        <mo stretchy="false">=</mo>
        <mi>f</mi>
      </mrow>
      <mrow>
        <mrow>
          <mo fence="true" stretchy="false">(</mo>
          <mrow>
            <mi>x</mi>
          </mrow>
          <mo fence="true" stretchy="false">)</mo>
        </mrow>
        <mo stretchy="false">−</mo>
        <mi>y</mi>
      </mrow>
    </mrow>
    <annotation encoding="StarMath 5.0">g( x ) = f( x ) - y</annotation>
  </semantics>
</math>
</file>

<file path=Object 12/content.xml><?xml version="1.0" encoding="utf-8"?>
<math xmlns="http://www.w3.org/1998/Math/MathML" display="block">
  <semantics>
    <mrow>
      <mi>g</mi>
      <mi>'</mi>
      <mrow>
        <mrow>
          <mo fence="true" stretchy="false">(</mo>
          <mrow>
            <mi>x</mi>
          </mrow>
          <mo fence="true" stretchy="false">)</mo>
        </mrow>
        <mo stretchy="false">=</mo>
        <mi>f</mi>
      </mrow>
      <mi>'</mi>
      <mrow>
        <mo fence="true" stretchy="false">(</mo>
        <mrow>
          <mi>x</mi>
        </mrow>
        <mo fence="true" stretchy="false">)</mo>
      </mrow>
    </mrow>
    <annotation encoding="StarMath 5.0">g'( x ) = f'( x )</annotation>
  </semantics>
</math>
</file>

<file path=Object 2/content.xml><?xml version="1.0" encoding="utf-8"?>
<math xmlns="http://www.w3.org/1998/Math/MathML" display="block">
  <semantics>
    <mrow>
      <mi>f</mi>
      <mi>'</mi>
      <mrow>
        <mrow>
          <mo fence="true" stretchy="false">(</mo>
          <mrow>
            <mi>x</mi>
          </mrow>
          <mo fence="true" stretchy="false">)</mo>
        </mrow>
        <mo stretchy="false">=</mo>
        <mi>n</mi>
      </mrow>
      <msup>
        <mi>x</mi>
        <mrow>
          <mi>n</mi>
          <mo stretchy="false">−</mo>
          <mn>1</mn>
        </mrow>
      </msup>
    </mrow>
    <annotation encoding="StarMath 5.0">f'( x ) = n x ^ {n - 1}</annotation>
  </semantics>
</math>
</file>

<file path=Object 3/content.xml><?xml version="1.0" encoding="utf-8"?>
<math xmlns="http://www.w3.org/1998/Math/MathML" display="block">
  <semantics>
    <mrow>
      <mrow>
        <mi>x</mi>
        <mo stretchy="false">=</mo>
        <msup>
          <mi>e</mi>
          <mrow>
            <mi>ln</mi>
            <mi>x</mi>
          </mrow>
        </msup>
        <mo stretchy="false">=</mo>
        <mi>exp</mi>
      </mrow>
      <mrow>
        <mo fence="true" stretchy="false">(</mo>
        <mrow>
          <mrow>
            <mi>ln</mi>
            <mi>x</mi>
          </mrow>
        </mrow>
        <mo fence="true" stretchy="false">)</mo>
      </mrow>
    </mrow>
    <annotation encoding="StarMath 5.0">x = e ^ {ln x} = exp ( ln x )</annotation>
  </semantics>
</math>
</file>

<file path=Object 4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i>exp</mi>
      </mrow>
      <mrow>
        <mo fence="true" stretchy="false">(</mo>
        <mrow>
          <mrow>
            <mi>n</mi>
            <mi>ln</mi>
            <mi>x</mi>
          </mrow>
        </mrow>
        <mo fence="true" stretchy="false">)</mo>
      </mrow>
    </mrow>
    <annotation encoding="StarMath 5.0">f( x ) = exp ( n ln x )</annotation>
  </semantics>
</math>
</file>

<file path=Object 5/content.xml><?xml version="1.0" encoding="utf-8"?>
<math xmlns="http://www.w3.org/1998/Math/MathML" display="block">
  <semantics>
    <mrow>
      <mi>f</mi>
      <mi>'</mi>
      <mrow>
        <mrow>
          <mo fence="true" stretchy="false">(</mo>
          <mrow>
            <mi>x</mi>
          </mrow>
          <mo fence="true" stretchy="false">)</mo>
        </mrow>
        <mo stretchy="false">=</mo>
        <mi>n</mi>
      </mrow>
      <mrow>
        <msup>
          <mi>e</mi>
          <mrow>
            <mrow>
              <mo fence="true" stretchy="false">(</mo>
              <mrow>
                <mrow>
                  <mi>n</mi>
                  <mo stretchy="false">−</mo>
                  <mn>1</mn>
                </mrow>
              </mrow>
              <mo fence="true" stretchy="false">)</mo>
            </mrow>
            <mi>ln</mi>
            <mi>x</mi>
          </mrow>
        </msup>
        <mo stretchy="false">=</mo>
        <mi>n</mi>
      </mrow>
      <mi>exp</mi>
      <mrow>
        <mo fence="true" stretchy="false">(</mo>
        <mrow>
          <mrow>
            <mrow>
              <mo fence="true" stretchy="false">(</mo>
              <mrow>
                <mrow>
                  <mi>n</mi>
                  <mo stretchy="false">−</mo>
                  <mn>1</mn>
                </mrow>
              </mrow>
              <mo fence="true" stretchy="false">)</mo>
            </mrow>
            <mi>ln</mi>
            <mi>x</mi>
          </mrow>
        </mrow>
        <mo fence="true" stretchy="false">)</mo>
      </mrow>
    </mrow>
    <annotation encoding="StarMath 5.0">f'( x ) = n e ^ { (n - 1) ln x } = n exp ((n - 1 ) ln x)</annotation>
  </semantics>
</math>
</file>

<file path=Object 6/content.xml><?xml version="1.0" encoding="utf-8"?>
<math xmlns="http://www.w3.org/1998/Math/MathML" display="block">
  <semantics>
    <mi>x</mi>
    <annotation encoding="StarMath 5.0">x</annotation>
  </semantics>
</math>
</file>

<file path=Object 7/content.xml><?xml version="1.0" encoding="utf-8"?>
<math xmlns="http://www.w3.org/1998/Math/MathML" display="block">
  <semantics>
    <mrow>
      <mrow>
        <mi>y</mi>
        <mo stretchy="false">=</mo>
        <mi>f</mi>
      </mrow>
      <mrow>
        <mo fence="true" stretchy="false">(</mo>
        <mrow>
          <mi>x</mi>
        </mrow>
        <mo fence="true" stretchy="false">)</mo>
      </mrow>
    </mrow>
    <annotation encoding="StarMath 5.0">y = f( x )</annotation>
  </semantics>
</math>
</file>

<file path=Object 8/content.xml><?xml version="1.0" encoding="utf-8"?>
<math xmlns="http://www.w3.org/1998/Math/MathML" display="block">
  <semantics>
    <mi>x</mi>
    <annotation encoding="StarMath 5.0">x</annotation>
  </semantics>
</math>
</file>

<file path=Object 9/content.xml><?xml version="1.0" encoding="utf-8"?>
<math xmlns="http://www.w3.org/1998/Math/MathML" display="block">
  <semantics>
    <mi>y</mi>
    <annotation encoding="StarMath 5.0">y</annotation>
  </semantics>
</math>
</file>